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6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71cm"/>
    </style:style>
    <style:style style:name="co6" style:family="table-column">
      <style:table-column-properties fo:break-before="auto" style:column-width="3.237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2.602cm"/>
    </style:style>
    <style:style style:name="co9" style:family="table-column">
      <style:table-column-properties fo:break-before="auto" style:column-width="4.39cm"/>
    </style:style>
    <style:style style:name="co10" style:family="table-column">
      <style:table-column-properties fo:break-before="auto" style:column-width="2.723cm"/>
    </style:style>
    <style:style style:name="co11" style:family="table-column">
      <style:table-column-properties fo:break-before="auto" style:column-width="3.117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3.722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="none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Default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4" table:default-cell-style-name="Default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default-cell-style-name="ce15"/>
        <table:table-column table:style-name="co4" table:default-cell-style-name="Default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row table:style-name="ro1">
          <table:table-cell table:style-name="ce13" office:value-type="string" calcext:value-type="string">
            <text:p>Players</text:p>
          </table:table-cell>
          <table:table-cell table:style-name="Default" table:number-columns-repeated="3"/>
          <table:table-cell/>
          <table:table-cell table:style-name="ce13" office:value-type="string" calcext:value-type="string">
            <text:p>Mail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lerte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Credentials</text:p>
          </table:table-cell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office:value-type="string" calcext:value-type="string">
            <text:p><text:s/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assword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xcharac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en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eta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mainpassword</text:p>
          </table:table-cell>
          <table:table-cell office:value-type="string" calcext:value-type="string">
            <text:p>Bol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begi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mageprofi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6" office:value-type="string" calcext:value-type="string">
            <text:p>Cockroach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Day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Souls</text:p>
          </table:table-cell>
          <table:table-cell table:number-columns-repeated="4"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a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yea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ea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x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new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ptota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Cockroachtype</text:p>
          </table:table-cell>
          <table:table-cell table:style-name="Default" table:number-columns-repeated="3"/>
          <table:table-cell/>
          <table:table-cell table:style-name="ce11" table:number-columns-repeated="4"/>
          <table:table-cell/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9" office:value-type="string" calcext:value-type="string">
            <text:p>Month</text:p>
          </table:table-cell>
          <table:table-cell table:style-name="ce11" table:number-columns-repeated="3"/>
          <table:table-cell/>
          <table:table-cell table:number-columns-repeated="2" office:value-type="string" calcext:value-type="string">
            <text:p>maxran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rollcanin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extlevel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tainlevelu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tartingbonusstat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ce9" office:value-type="string" calcext:value-type="string">
            <text:p>Bonus/Malus</text:p>
          </table:table-cell>
          <table:table-cell table:style-name="ce11" table:number-columns-repeated="3"/>
          <table:table-cell/>
          <table:table-cell table:number-columns-repeated="2" office:value-type="string" calcext:value-type="string">
            <text:p>numberda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Entity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1" table:number-columns-repeated="4"/>
          <table:table-cell/>
          <table:table-cell table:style-name="ce16" office:value-type="string" calcext:value-type="string">
            <text:p>Featfamily</text:p>
          </table:table-cell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Zodiac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onusmal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umberturn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concent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zodiacsig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mageavata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DL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Diets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datecre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manen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Clan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datelastdeath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rigin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turnduration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exttur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tecre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6" office:value-type="string" calcext:value-type="string">
            <text:p>Ques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blason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job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kil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tejoi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vpkil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riority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urnattack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rib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athcou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team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ndi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tecre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ypequest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blazon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Queststep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job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atejoi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hitpoints</text:p>
          </table:table-cell>
          <table:table-cell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typest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t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finalestep</text:p>
          </table:table-cell>
          <table:table-cell office:value-type="string" calcext:value-type="string">
            <text:p>Bol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Pack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ocial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ce16" office:value-type="string" calcext:value-type="string">
            <text:p>Reward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Talent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b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technology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office:value-type="string" calcext:value-type="string">
            <text:p>namechef</text:p>
          </table:table-cell>
          <table:table-cell office:value-type="string" calcext:value-type="string">
            <text:p>namechief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alenty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yperewar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ule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p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v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Objec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nbapmo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nbap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nb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mponent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Afinity</text:p>
          </table:table-cell>
          <table:table-cell table:style-name="ce18" table:number-columns-repeated="3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arget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weigh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aveuniquemob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amily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Prerequisited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action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turndur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ttack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6" office:value-type="string" calcext:value-type="string">
            <text:p>Levelseeinsibl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dod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percep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Professions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dame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hitpoints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regener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rmphy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6" office:value-type="string" calcext:value-type="string">
            <text:p>Building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rmmag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opularity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Religion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am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put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costupke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bur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teobtai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arity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Speci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levelrequir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pietymin</text:p>
          </table:table-cell>
          <table:table-cell table:number-columns-repeated="2"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mode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orld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actualis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ropp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templat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r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9" office:value-type="string" calcext:value-type="string">
            <text:p>Adherent_of</text:p>
          </table:table-cell>
          <table:table-cell table:style-name="ce11" table:number-columns-repeated="3"/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ank</text:p>
          </table:table-cell>
          <table:table-cell office:value-type="string" calcext:value-type="string">
            <text:p>Big 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urs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erce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urneffe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Event</text:p>
          </table:table-cell>
          <table:table-cell table:style-name="Default" table:number-columns-repeated="3"/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rank_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har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ie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deterioration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_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Buildingty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typ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itemrewardqauntity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urndurationmi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areaeffe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urndurationmax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raite</text:p>
          </table:table-cell>
          <table:table-cell office:value-type="string" calcext:value-type="string">
            <text:p>_traite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atie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leveladju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costmi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costinstal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costupke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Objecttype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8" office:value-type="string" calcext:value-type="string">
            <text:p>Instancety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eightmi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mode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weightma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Default" office:value-type="string" calcext:value-type="string">
            <text:p>xsuperiormax</text:p>
          </table:table-cell>
          <table:table-cell table:style-name="Default" office:value-type="string" calcext:value-type="string">
            <text:p>Integer</text:p>
          </table:table-cell>
          <table:table-cell table:style-name="Default"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armph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Default" office:value-type="string" calcext:value-type="string">
            <text:p>xinferiormax</text:p>
          </table:table-cell>
          <table:table-cell table:style-name="Default" office:value-type="string" calcext:value-type="string">
            <text:p>Integer</text:p>
          </table:table-cell>
          <table:table-cell table:style-name="Default"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armph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Familybuilding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armmag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armmag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eather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x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x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mov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bapmov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sdro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alid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rm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a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apowersecon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in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axesorigi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ea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Knows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Component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erce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monsterpar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useintur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ad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lityminrequire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lee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Enchant</text:p>
          </table:table-cell>
          <table:table-cell table:style-name="Default" table:number-columns-repeated="3"/>
          <table:table-cell/>
          <table:table-cell table:style-name="ce10" office:value-type="string" calcext:value-type="string">
            <text:p>Enchantrequir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pecial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econd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iz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Vacancy</text:p>
          </table:table-cell>
          <table:table-cell table:number-columns-repeated="4"/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ligh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wallpas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tar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level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en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level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eedsfoo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ric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corpsedeath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iric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collect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AI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siz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vapprov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curs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vnot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auts</text:p>
          </table:table-cell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urndu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behavior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har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Servic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lastaction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har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tatusai</text:p>
          </table:table-cell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min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atie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max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following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vendor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Familyobjec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Diplomacy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News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 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 unique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table:style-name="ce16" office:value-type="string" calcext:value-type="string">
            <text:p>Servicetyp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visibilitylevel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ess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relationship_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ta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en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max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6" office:value-type="string" calcext:value-type="string">
            <text:p>Announcement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base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install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Building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sourcenode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pproval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ostupke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tra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sourcenodestyp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levelseeinvisible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, unique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trac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trac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ank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8" office:value-type="string" calcext:value-type="string">
            <text:p>Instanc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Distinction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ggrolevel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 unique</text:p>
          </table:table-cell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dure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location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Buildingtypematter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alentinventory</text:p>
          </table:table-cell>
          <table:table-cell table:style-name="Default" table:number-columns-repeated="3"/>
          <table:table-cell/>
          <table:table-cell table:number-columns-repeated="2" table:style-name="ce19" office:value-type="string" calcext:value-type="string">
            <text:p>quantity</text:p>
          </table:table-cell>
          <table:table-cell table:style-name="ce19" office:value-type="string" calcext:value-type="string">
            <text:p>Integer</text:p>
          </table:table-cell>
          <table:table-cell table:style-name="ce19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Entitydistinctions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obtai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Matter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Marketstatuspresent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tax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Location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rice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Declarationlov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Marketstatuspast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confess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escriptionpassag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number-columns-repeated="2" office:value-type="string" calcext:value-type="string">
            <text:p>respons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price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presentation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Transaction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isillusion</text:p>
          </table:table-cell>
          <table:table-cell office:value-type="string" calcext:value-type="string">
            <text:p>isllus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ricevend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piratio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ricecustom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alidationvend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alidationcustom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cip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Area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resti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heigh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eaeffecttyp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utho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sistan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qualityminrequire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levelmi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tax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ce16" office:value-type="string" calcext:value-type="string">
            <text:p>Areatyp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areaeffecttype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x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x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x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x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y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y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y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y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resistan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57:16.496733631</meta:creation-date>
    <dc:date>2025-06-19T14:16:51.414584022</dc:date>
    <meta:editing-duration>PT23H20M28S</meta:editing-duration>
    <meta:editing-cycles>23</meta:editing-cycles>
    <meta:generator>LibreOffice/7.3.7.2$Linux_X86_64 LibreOffice_project/30$Build-2</meta:generator>
    <meta:document-statistic meta:table-count="1" meta:cell-count="2848" meta:object-count="0"/>
  </office:meta>
</office:document-meta>
</file>